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No Deal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7"/>
          <table:table-cell table:formula="of:=[.A2]" office:value-type="float" office:value="0.05" calcext:value-type="float">
            <text:p>0.05</text:p>
          </table:table-cell>
          <table:table-cell/>
          <table:table-cell table:style-name="Default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formula="of:=[.A3]*[.B3]" office:value-type="float" office:value="0.095" calcext:value-type="float">
            <text:p>0.095</text:p>
          </table:table-cell>
          <table:table-cell/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4]*[.B4]*[.C4]*[.D4]*[.E4]*[.F4]" office:value-type="float" office:value="0.06156" calcext:value-type="float">
            <text:p>0.06156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5]*[.B5]*[.C5]*[.D5]*[.E5]*[.F5]" office:value-type="float" office:value="0.00608" calcext:value-type="float">
            <text:p>0.00608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6]*[.B6]*[.C6]*[.D6]*[.E6]*[.F6]" office:value-type="float" office:value="0.06156" calcext:value-type="float">
            <text:p>0.06156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7]*[.B7]*[.C7]*[.D7]*[.E7]*[.F7]" office:value-type="float" office:value="0.008512" calcext:value-type="float">
            <text:p>0.008512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formula="of:=[.A8]*[.B8]*[.C8]*[.D8]*[.E8]*[.F8]*[.G8]*[.H8]" office:value-type="float" office:value="0.0147744" calcext:value-type="float">
            <text:p>0.0147744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formula="of:=[.A9]*[.B9]*[.C9]*[.D9]*[.E9]*[.F9]*[.G9]*[.H9]" office:value-type="float" office:value="0.00204288" calcext:value-type="float">
            <text:p>0.00204288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10]*[.B10]*[.C10]*[.D10]*[.E10]" office:value-type="float" office:value="0.01824" calcext:value-type="float">
            <text:p>0.01824</text:p>
          </table:table-cell>
          <table:table-cell office:value-type="string" calcext:value-type="string">
            <text:p>(via SHORT)</text:p>
          </table:table-cell>
          <table:table-cell table:style-name="Default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11]*[.B11]*[.C11]*[.D11]*[.E11]" office:value-type="float" office:value="0.00456" calcext:value-type="float">
            <text:p>0.00456</text:p>
          </table:table-cell>
          <table:table-cell office:value-type="string" calcext:value-type="string">
            <text:p>(via LONG)</text:p>
          </table:table-cell>
          <table:table-cell table:style-name="Default"/>
        </table:table-row>
        <table:table-row table:style-name="ro1">
          <table:table-cell table:number-columns-repeated="8"/>
          <table:table-cell table:style-name="ce1" table:formula="of:=SUM([.I2:.I11])" office:value-type="float" office:value="0.32232928" calcext:value-type="float">
            <text:p>0.32232928</text:p>
          </table:table-cell>
          <table:table-cell/>
          <table:table-cell table:formula="of:=[.I12]*100" office:value-type="float" office:value="32.232928" calcext:value-type="float">
            <text:p>32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table:formula="of:=[.A14]*[.B14]*[.C14]*[.D14]" office:value-type="float" office:value="0.0684" calcext:value-type="float">
            <text:p>0.068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table:formula="of:=[.A15]*[.B15]*[.C15]*[.D15]" office:value-type="float" office:value="0.0152" calcext:value-type="float">
            <text:p>0.015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16]*[.B16]*[.C16]*[.D16]*[.E16]*[.F16]*[.G16]" office:value-type="float" office:value="0.024624" calcext:value-type="float">
            <text:p>0.02462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17]*[.B17]*[.C17]*[.D17]*[.E17]*[.F17]*[.G17]" office:value-type="float" office:value="0.002432" calcext:value-type="float">
            <text:p>0.00243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18]*[.B18]*[.C18]*[.D18]*[.E18]*[.F18]" office:value-type="float" office:value="0.0923400000000001" calcext:value-type="float">
            <text:p>0.0923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19]*[.B19]*[.C19]*[.D19]*[.E19]*[.F19]" office:value-type="float" office:value="0.012768" calcext:value-type="float">
            <text:p>0.012768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20]*[.B20]*[.C20]*[.D20]*[.E20]" office:value-type="float" office:value="0.00912" calcext:value-type="float">
            <text:p>0.0091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21]*[.B21]*[.C21]*[.D21]*[.E21]" office:value-type="float" office:value="0.00228" calcext:value-type="float">
            <text:p>0.00228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14:.I21])" office:value-type="float" office:value="0.227164" calcext:value-type="float">
            <text:p>0.227164</text:p>
          </table:table-cell>
          <table:table-cell/>
          <table:table-cell table:formula="of:=[.I22]*100" office:value-type="float" office:value="22.7164" calcext:value-type="float">
            <text:p>23</text:p>
          </table:table-cell>
        </table:table-row>
        <table:table-row table:style-name="ro1">
          <table:table-cell office:value-type="string" calcext:value-type="string">
            <text:p>Tediu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24]*[.B24]*[.C24]*[.D24]*[.E24]" office:value-type="float" office:value="0.18468" calcext:value-type="float">
            <text:p>0.18468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25]*[.B25]*[.C25]*[.D25]*[.E25]" office:value-type="float" office:value="0.00608" calcext:value-type="float">
            <text:p>0.00608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24:.I25])" office:value-type="float" office:value="0.19076" calcext:value-type="float">
            <text:p>0.19076</text:p>
          </table:table-cell>
          <table:table-cell/>
          <table:table-cell table:formula="of:=[.I26]*100" office:value-type="float" office:value="19.076" calcext:value-type="float">
            <text:p>19</text:p>
          </table:table-cell>
        </table:table-row>
        <table:table-row table:style-name="ro1">
          <table:table-cell office:value-type="string" calcext:value-type="string">
            <text:p>May Deal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28]*[.B28]*[.C28]*[.D28]*[.E28]*[.F28]*[.G28]" office:value-type="float" office:value="0.012312" calcext:value-type="float">
            <text:p>0.01231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29]*[.B29]*[.C29]*[.D29]*[.E29]*[.F29]*[.G29]" office:value-type="float" office:value="0.0017024" calcext:value-type="float">
            <text:p>0.0017024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28:.I29])" office:value-type="float" office:value="0.0140144" calcext:value-type="float">
            <text:p>0.0140144</text:p>
          </table:table-cell>
          <table:table-cell/>
          <table:table-cell table:formula="of:=[.I30]*100" office:value-type="float" office:value="1.40144" calcext:value-type="float">
            <text:p>1</text:p>
          </table:table-cell>
        </table:table-row>
        <table:table-row table:style-name="ro1">
          <table:table-cell office:value-type="string" calcext:value-type="string">
            <text:p>PV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32]*[.B32]*[.C32]*[.D32]*[.E32]*[.F32]*[.G32]" office:value-type="float" office:value="0.024624" calcext:value-type="float">
            <text:p>0.024624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33]*[.B33]*[.C33]*[.D33]*[.E33]*[.F33]*[.G33]" office:value-type="float" office:value="0.002432" calcext:value-type="float">
            <text:p>0.00243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34]*[.B34]*[.C34]*[.D34]*[.E34]*[.F34]" office:value-type="float" office:value="0.12312" calcext:value-type="float">
            <text:p>0.1231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2"/>
          <table:table-cell table:formula="of:=[.A35]*[.B35]*[.C35]*[.D35]*[.E35]*[.F35]" office:value-type="float" office:value="0.017024" calcext:value-type="float">
            <text:p>0.017024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32:.I35])" office:value-type="float" office:value="0.1672" calcext:value-type="float">
            <text:p>0.1672</text:p>
          </table:table-cell>
          <table:table-cell/>
          <table:table-cell table:formula="of:=[.I36]*100" office:value-type="float" office:value="16.72" calcext:value-type="float">
            <text:p>17</text:p>
          </table:table-cell>
        </table:table-row>
        <table:table-row table:style-name="ro1">
          <table:table-cell office:value-type="string" calcext:value-type="string">
            <text:p>Rescind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38]*[.B38]*[.C38]*[.D38]*[.E38]*[.F38]*[.G38]" office:value-type="float" office:value="0.012312" calcext:value-type="float">
            <text:p>0.012312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/>
          <table:table-cell table:formula="of:=[.A39]*[.B39]*[.C39]*[.D39]*[.E39]*[.F39]*[.G39]" office:value-type="float" office:value="0.001216" calcext:value-type="float">
            <text:p>0.001216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formula="of:=[.A40]*[.B40]*[.C40]*[.D40]*[.E40]*[.F40]*[.G40]*[.H40]" office:value-type="float" office:value="0.0036936" calcext:value-type="float">
            <text:p>0.0036936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formula="of:=[.A41]*[.B41]*[.C41]*[.D41]*[.E41]*[.F41]*[.G41]*[.H41]" office:value-type="float" office:value="0.00051072" calcext:value-type="float">
            <text:p>0.00051072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42]*[.B42]*[.C42]*[.D42]*[.E42]" office:value-type="float" office:value="0.00608" calcext:value-type="float">
            <text:p>0.00608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3"/>
          <table:table-cell table:formula="of:=[.A43]*[.B43]*[.C43]*[.D43]*[.E43]" office:value-type="float" office:value="0.00152" calcext:value-type="float">
            <text:p>0.00152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ce1" table:formula="of:=SUM([.I38:.I43])" office:value-type="float" office:value="0.02533232" calcext:value-type="float">
            <text:p>0.02533232</text:p>
          </table:table-cell>
          <table:table-cell/>
          <table:table-cell table:formula="of:=[.I44]*100" office:value-type="float" office:value="2.533232" calcext:value-type="float">
            <text:p>3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table:formula="of:=[.A46]*[.B46]*[.C46]*[.D46]" office:value-type="float" office:value="0.0456" calcext:value-type="float">
            <text:p>0.0456</text:p>
          </table:table-cell>
          <table:table-cell office:value-type="string" calcext:value-type="string">
            <text:p>(via SHORT)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95" calcext:value-type="float">
            <text:p>0.95</text:p>
          </table:table-cell>
          <table:table-cell table:number-columns-repeated="4"/>
          <table:table-cell table:formula="of:=[.A47]*[.B47]*[.C47]*[.D47]" office:value-type="float" office:value="0.0114" calcext:value-type="float">
            <text:p>0.0114</text:p>
          </table:table-cell>
          <table:table-cell office:value-type="string" calcext:value-type="string">
            <text:p>(via LONG)</text:p>
          </table:table-cell>
          <table:table-cell/>
        </table:table-row>
        <table:table-row table:style-name="ro1">
          <table:table-cell table:number-columns-repeated="8"/>
          <table:table-cell table:style-name="ce1" table:formula="of:=SUM([.I46:.I47])" office:value-type="float" office:value="0.057" calcext:value-type="float">
            <text:p>0.057</text:p>
          </table:table-cell>
          <table:table-cell/>
          <table:table-cell table:formula="of:=[.I48]*100" office:value-type="float" office:value="5.7" calcext:value-type="float">
            <text:p>6</text:p>
          </table:table-cell>
        </table:table-row>
        <table:table-row table:style-name="ro1">
          <table:table-cell table:number-columns-repeated="8"/>
          <table:table-cell table:formula="of:=[.I12]+[.I22]+[.I26]+[.I30]+[.I36]+[.I44]+[.I48]" office:value-type="float" office:value="1.0038" calcext:value-type="float">
            <text:p>1.0038</text:p>
          </table:table-cell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 Worth</meta:initial-creator>
    <meta:creation-date>2019-03-13T17:06:17.955405992</meta:creation-date>
    <dc:date>2019-03-13T17:30:31.119487002</dc:date>
    <dc:creator>Jon Worth</dc:creator>
    <meta:editing-duration>PT11M32S</meta:editing-duration>
    <meta:editing-cycles>2</meta:editing-cycles>
    <meta:generator>LibreOffice/6.2.0.3$MacOSX_X86_64 LibreOffice_project/98c6a8a1c6c7b144ce3cc729e34964b47ce25d62</meta:generator>
    <meta:document-statistic meta:table-count="1" meta:cell-count="288" meta:object-count="0"/>
  </office:meta>
</office:document-meta>
</file>